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8aab" officeooo:paragraph-rsid="00238aab"/>
    </style:style>
    <style:style style:name="P2" style:family="paragraph" style:parent-style-name="Standard">
      <style:text-properties officeooo:rsid="00253a5a" officeooo:paragraph-rsid="00253a5a"/>
    </style:style>
    <style:style style:name="P3" style:family="paragraph" style:parent-style-name="Standard">
      <style:text-properties officeooo:rsid="000bc6f0" officeooo:paragraph-rsid="00253a5a"/>
    </style:style>
    <style:style style:name="P4" style:family="paragraph" style:parent-style-name="Standard">
      <style:text-properties officeooo:rsid="00204beb" officeooo:paragraph-rsid="002ab0dc"/>
    </style:style>
    <style:style style:name="P5" style:family="paragraph" style:parent-style-name="Standard">
      <style:text-properties officeooo:rsid="00204beb" officeooo:paragraph-rsid="00204beb"/>
    </style:style>
    <style:style style:name="P6" style:family="paragraph" style:parent-style-name="Standard">
      <style:text-properties officeooo:rsid="0021cc05" officeooo:paragraph-rsid="002c2113"/>
    </style:style>
    <style:style style:name="P7" style:family="paragraph" style:parent-style-name="Standard">
      <style:text-properties officeooo:rsid="002c2113" officeooo:paragraph-rsid="002c2113"/>
    </style:style>
    <style:style style:name="P8" style:family="paragraph" style:parent-style-name="Standard">
      <style:text-properties officeooo:rsid="002812fb" officeooo:paragraph-rsid="002e344b"/>
    </style:style>
    <style:style style:name="T1" style:family="text">
      <style:text-properties officeooo:rsid="00218bc5"/>
    </style:style>
    <style:style style:name="T2" style:family="text">
      <style:text-properties officeooo:rsid="002655f3"/>
    </style:style>
    <style:style style:name="T3" style:family="text">
      <style:text-properties officeooo:rsid="002ab0dc"/>
    </style:style>
    <style:style style:name="T4" style:family="text">
      <style:text-properties officeooo:rsid="002c2113"/>
    </style:style>
    <style:style style:name="T5" style:family="text">
      <style:text-properties officeooo:rsid="00253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4">Оппл и рядом с ним десяток пони, стоящие в ряд, как солдаты. В основном отряд состоит из пегасов, двух земных и одного единорога. </text:p>
      <text:p text:style-name="P4"><text:span text:style-name="T1">Cristal wind: </text:span><text:span text:style-name="T3">Это исследовательская миссия, но не стоит думать, что это будет “лёгким <text:s/>полётом на фоне садящегося солнца”!</text:span></text:p>
      <text:p text:style-name="P4"><text:span text:style-name="T1">Cristal wind: </text:span><text:span text:style-name="T3">По нашим данным, там хранится запечатанный артефакт морозной магии. Ваша миссия будет доставить этот артефакт в запечатаном виде. Нельзя оставлять подобный артефакт в доступном месте…</text:span></text:p>
      <text:p text:style-name="P4">*<text:span text:style-name="T3">Экран затемняется</text:span>*</text:p>
      <text:p text:style-name="P5">*****</text:p>
      <text:p text:style-name="P7">Единорог: Осторожно здесь нажимная пли...</text:p>
      <text:p text:style-name="P6">*Показывается момент, когда Whispersong нажимает на нажимную плиту*</text:p>
      <text:p text:style-name="P6">Whispersong: <text:span text:style-name="T4">Ой</text:span></text:p>
      <text:p text:style-name="P6">*<text:span text:style-name="T4">Отравленная стрела вонзается в шею единорогу</text:span>*</text:p>
      <text:p text:style-name="P6"><text:span text:style-name="T4">Земнопони1: (Доставая аптечку из большой седельной сумки) Яд распространился слишком быстро…</text:span></text:p>
      <text:p text:style-name="P7">Пегас 1: Мы лишились единорога, что будем делать?</text:p>
      <text:p text:style-name="P7">Пегас 2: У нас ещё один есть. Продолжаем миссию! А ты иди строго за мной!</text:p>
      <text:p text:style-name="Standard">*****</text:p>
      <text:p text:style-name="P2">Показывается как все израненные добрались до конца и Оппл стоит на возвышенности, держа магией артефакт. Глаза Оппла затмевает ледяным дымом.</text:p>
      <text:p text:style-name="P1">^</text:p>
      <text:p text:style-name="P3">Даётся выбор игроку:</text:p>
      <text:p text:style-name="P2">Бороться с артефактом – neutral/positive root</text:p>
      <text:p text:style-name="P2">Поддасться артефакту – <text:span text:style-name="T2">geno</text:span> root</text:p>
      <text:p text:style-name="P1">^</text:p>
      <text:p text:style-name="P8"><text:span text:style-name="T5">Whispersong: </text:span>О из великих дальних морозных ветров, приказываю, как тот кто этого желает: <text:span text:style-name="T5">Whispersong: </text:span>УБЕЙ ИХ!</text:p>
      <text:p text:style-name="Standard">*****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43:44.586370150</meta:creation-date>
    <meta:generator>LibreOffice/7.3.7.2$Linux_X86_64 LibreOffice_project/30$Build-2</meta:generator>
    <dc:date>2024-10-22T22:11:33.221294183</dc:date>
    <meta:editing-duration>PT58M37S</meta:editing-duration>
    <meta:editing-cycles>15</meta:editing-cycles>
    <meta:document-statistic meta:table-count="0" meta:image-count="0" meta:object-count="0" meta:page-count="1" meta:paragraph-count="22" meta:word-count="179" meta:character-count="1221" meta:non-whitespace-character-count="1060"/>
  </office:meta>
</office:document-meta>
</file>